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monospace"/>
    <style:font-face style:name="Lohit Devanagari1" svg:font-family="'Lohit Devanagari'"/>
    <style:font-face style:name="Open Sans" svg:font-family="'Open Sans', sans-serif"/>
    <style:font-face style:name="Source Serif Pro" svg:font-family="'Source Serif Pro', serif"/>
    <style:font-face style:name="Courier New" svg:font-family="'Courier New'" style:font-family-generic="modern" style:font-pitch="fixed"/>
    <style:font-face style:name="Liberation Mono" svg:font-family="'Liberation Mono'" style:font-family-generic="modern" style:font-pitch="fixed"/>
    <style:font-face style:name="Spranq eco sans" svg:font-family="'Spranq eco sans'" style:font-family-generic="roman" style:font-pitch="variable"/>
    <style:font-face style:name="Spranq eco sans1" svg:font-family="'Spranq eco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font-variant="normal" fo:text-transform="none" fo:color="#3d464d" style:font-name="Open Sans" fo:font-size="13.5pt" fo:letter-spacing="normal" fo:font-style="normal" fo:font-weight="bold" loext:padding="0cm" loext:border="none"/>
    </style:style>
    <style:style style:name="P2" style:family="paragraph" style:parent-style-name="Heading_20_1">
      <style:text-properties fo:font-variant="normal" fo:text-transform="none" fo:color="#3d464d" style:font-name="Open Sans" fo:font-size="13.5pt" fo:letter-spacing="normal" fo:font-style="normal" fo:font-weight="bold" officeooo:rsid="001fce90" officeooo:paragraph-rsid="00207086" loext:padding="0cm" loext:border="none"/>
    </style:style>
    <style:style style:name="P3" style:family="paragraph" style:parent-style-name="Heading_20_1">
      <style:text-properties fo:font-variant="normal" fo:text-transform="none" fo:color="#3d464d" style:font-name="Open Sans" fo:font-size="13.5pt" fo:letter-spacing="normal" fo:font-style="normal" fo:font-weight="bold" officeooo:rsid="00264df6" officeooo:paragraph-rsid="00264df6" loext:padding="0cm" loext:border="none"/>
    </style:style>
    <style:style style:name="P4" style:family="paragraph" style:parent-style-name="Heading_20_1">
      <style:text-properties fo:font-variant="normal" fo:text-transform="none" fo:color="#3d464d" style:font-name="Open Sans" fo:font-size="13.5pt" fo:letter-spacing="normal" fo:font-style="normal" fo:font-weight="bold" officeooo:rsid="002dfa1e" officeooo:paragraph-rsid="002dfa1e" loext:padding="0cm" loext:border="none"/>
    </style:style>
    <style:style style:name="P5" style:family="paragraph" style:parent-style-name="Text_20_body">
      <style:text-properties officeooo:rsid="001fce90" officeooo:paragraph-rsid="001fce90"/>
    </style:style>
    <style:style style:name="P6" style:family="paragraph" style:parent-style-name="Text_20_body">
      <style:text-properties fo:font-variant="normal" fo:text-transform="none" fo:color="#3d464d" style:font-name="Source Serif Pro" fo:font-size="13.5pt" fo:letter-spacing="normal" fo:font-style="normal" fo:font-weight="normal" officeooo:rsid="00264df6" officeooo:paragraph-rsid="00264df6"/>
    </style:style>
    <style:style style:name="P7" style:family="paragraph" style:parent-style-name="Text_20_body">
      <style:text-properties fo:font-variant="normal" fo:text-transform="none" fo:color="#3d464d" style:font-name="Source Serif Pro" fo:font-size="13.5pt" fo:letter-spacing="normal" fo:font-style="normal" fo:font-weight="normal" officeooo:rsid="002dfa1e" officeooo:paragraph-rsid="002dfa1e"/>
    </style:style>
    <style:style style:name="P8" style:family="paragraph" style:parent-style-name="Text_20_body">
      <style:text-properties officeooo:rsid="00264df6" officeooo:paragraph-rsid="00264df6"/>
    </style:style>
    <style:style style:name="P9" style:family="paragraph" style:parent-style-name="Text_20_body">
      <style:text-properties officeooo:rsid="002dfa1e" officeooo:paragraph-rsid="002dfa1e"/>
    </style:style>
    <style:style style:name="P10" style:family="paragraph" style:parent-style-name="Text_20_body">
      <style:text-properties officeooo:rsid="002dfa1e" officeooo:paragraph-rsid="002ed9aa"/>
    </style:style>
    <style:style style:name="P11" style:family="paragraph" style:parent-style-name="Text_20_body">
      <style:text-properties fo:color="#ce181e" fo:font-weight="bold" officeooo:rsid="002dfa1e" officeooo:paragraph-rsid="002dfa1e" style:font-weight-asian="bold" style:font-weight-complex="bold"/>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officeooo:paragraph-rsid="00207086"/>
    </style:style>
    <style:style style:name="P14" style:family="paragraph" style:parent-style-name="Text_20_body">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loext:padding="0cm" loext:border="none"/>
    </style:style>
    <style:style style:name="P15" style:family="paragraph" style:parent-style-name="Text_20_body">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style>
    <style:style style:name="P16" style:family="paragraph" style:parent-style-name="Heading_20_1">
      <style:paragraph-properties fo:margin-left="0cm" fo:margin-right="0cm" fo:margin-top="0cm" fo:margin-bottom="0cm" loext:contextual-spacing="false" fo:line-height="118%" fo:text-align="start" style:justify-single-word="false" fo:orphans="2" fo:widows="2" fo:text-indent="0cm" style:auto-text-indent="false" fo:padding="0cm" fo:border="none"/>
      <style:text-properties fo:font-variant="normal" fo:text-transform="none" fo:color="#3d464d" style:font-name="Open Sans" fo:font-size="13.5pt" fo:letter-spacing="normal" fo:font-style="normal" fo:font-weight="bold" loext:padding="0cm" loext:border="none"/>
    </style:style>
    <style:style style:name="P17"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style>
    <style:style style:name="P18"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19"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officeooo:paragraph-rsid="00207086"/>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d464d" style:font-name="Open Sans" fo:font-size="13.5pt" fo:letter-spacing="normal" fo:font-style="normal" fo:font-weight="bold"/>
    </style:style>
    <style:style style:name="P22" style:family="paragraph" style:parent-style-name="Heading_20_1">
      <style:paragraph-properties fo:margin-left="0cm" fo:margin-right="0cm" fo:text-indent="0cm" style:auto-text-indent="false"/>
      <style:text-properties fo:font-variant="normal" fo:text-transform="none" fo:color="#3d464d" style:font-name="Open Sans" fo:font-size="13.5pt" fo:letter-spacing="normal" fo:font-style="normal" fo:font-weight="bold" loext:padding="0cm" loext:border="none"/>
    </style:style>
    <style:style style:name="P23" style:family="paragraph" style:parent-style-name="Text_20_body">
      <style:paragraph-properties fo:margin-left="1.251cm" fo:margin-right="0cm" fo:text-indent="0cm" style:auto-text-indent="false"/>
    </style:style>
    <style:style style:name="P24" style:family="paragraph" style:parent-style-name="Text_20_body">
      <style:text-properties fo:font-variant="normal" fo:text-transform="none" fo:color="#3d464d" style:font-name="Source Serif Pro" fo:font-size="13.5pt" fo:letter-spacing="normal" fo:font-style="normal" fo:font-weight="normal" officeooo:rsid="001fce90" officeooo:paragraph-rsid="0038ec7a"/>
    </style:style>
    <style:style style:name="P2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26" style:family="paragraph" style:parent-style-name="Heading_20_1">
      <style:paragraph-properties fo:margin-left="0cm" fo:margin-right="0cm" fo:margin-top="0cm" fo:margin-bottom="0cm" loext:contextual-spacing="false" fo:line-height="118%" fo:text-align="start" style:justify-single-word="false" fo:orphans="2" fo:widows="2" fo:text-indent="0cm" style:auto-text-indent="false" fo:padding="0cm" fo:border="none"/>
      <style:text-properties fo:font-variant="normal" fo:text-transform="none" fo:color="#3d464d" style:font-name="Open Sans" fo:font-size="13.5pt" fo:letter-spacing="normal" fo:font-style="normal" fo:font-weight="bold" loext:padding="0cm" loext:border="none"/>
    </style:style>
    <style:style style:name="P27" style:family="paragraph" style:parent-style-name="Heading_20_3">
      <style:text-properties officeooo:paragraph-rsid="00207086"/>
    </style:style>
    <style:style style:name="T1" style:family="text">
      <style:text-properties fo:font-variant="normal" fo:text-transform="none" fo:color="#3d464d" style:font-name="Source Serif Pro" fo:font-size="13.5pt" fo:letter-spacing="normal" fo:font-style="normal" fo:font-weight="normal"/>
    </style:style>
    <style:style style:name="T2" style:family="text">
      <style:text-properties fo:font-variant="normal" fo:text-transform="none" fo:color="#3d464d" style:font-name="Source Serif Pro" fo:font-size="13.5pt" fo:letter-spacing="normal" fo:font-style="normal" fo:font-weight="normal" fo:background-color="#f0f3f5" loext:char-shading-value="0" loext:padding="0cm" loext:border="none"/>
    </style:style>
    <style:style style:name="T3" style:family="text">
      <style:text-properties fo:font-variant="normal" fo:text-transform="none" fo:color="#3d464d" style:font-name="Source Serif Pro" fo:font-size="13.5pt" fo:letter-spacing="normal" fo:font-style="normal" fo:font-weight="normal" loext:padding="0cm" loext:border="none"/>
    </style:style>
    <style:style style:name="T4" style:family="text">
      <style:text-properties fo:font-variant="normal" fo:text-transform="none" fo:color="#3d464d" style:font-name="Consolas" fo:font-size="13.5pt" fo:letter-spacing="normal" fo:font-style="normal" fo:font-weight="normal" loext:padding="0cm" loext:border="none"/>
    </style:style>
    <style:style style:name="T5" style:family="text">
      <style:text-properties fo:font-variant="normal" fo:text-transform="none" fo:color="#999999" style:font-name="Consolas" fo:font-size="13.5pt" fo:letter-spacing="normal" fo:font-style="normal" fo:font-weight="normal" loext:padding="0cm" loext:border="none"/>
    </style:style>
    <style:style style:name="T6" style:family="text">
      <style:text-properties fo:font-variant="normal" fo:text-transform="none" fo:color="#669900" style:font-name="Consolas" fo:font-size="13.5pt" fo:letter-spacing="normal" fo:font-style="normal" fo:font-weight="normal" loext:padding="0cm" loext:border="none"/>
    </style:style>
    <style:style style:name="T7" style:family="text">
      <style:text-properties fo:font-variant="normal" fo:text-transform="none" fo:color="#990055" style:font-name="Consolas" fo:font-size="13.5pt" fo:letter-spacing="normal" fo:font-style="normal" fo:font-weight="normal"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ython para Data Science: Funções, Pacotes e Pandas básico</text:p>
      <text:p text:style-name="Standard"/>
      <text:h text:style-name="P1" text:outline-level="1">Trabalhando com dados</text:h>
      <text:p text:style-name="Text_20_body"><text:line-break/><text:span text:style-name="T1">[00:00] Como estamos fazendo um curso de Python para data Science, iremos precisar trabalhar com dados. O Python tem a biblioteca do Pandas. Iremos fazer um curso básico no final do treinamento. Incialmente quero mostrar como ele funciona.</text:span></text:p>
      <text:p text:style-name="P18">[00:47] No curso anterior, fizemos uma brincadeira com os preços de automóveis. A ideia era gerar uma precificação baseada nas características de cada um. Para isso precisamos conhecer os dados. O Pandas ajuda a fazer isso.</text:p>
      <text:p text:style-name="P18">[01:22] Vou fazer o upload do db.csv. Primeiro, vamos usar uma biblioteca que não vem previamente instalada e precisamos importar. Usamos o import pandas as pd. Quero pegar as informações que estão dentro do db. Vou chamar esse cara de dataset igual a pd.read_csv e passo o arquivo que quero, que é o db.csv. Ele também vai precisar de um sep ponto e vírgula.</text:p>
      <text:p text:style-name="P18">[03:12] Agora já fez o importe. Podemos visualizar usando dataset. Consigo ver todo o conteúdo que está naquele arquivo. Temos nome, motor, quilometragem, acessórios, valor.</text:p>
      <text:p text:style-name="P18">[04:13] Se eu quiser ver todas as linhas do dataframe, chamo o Pandas de novo, escrevo display.max_rows. Posso colocar um número de linhas. Se eu rodar de novo, tem outro comportamento. Isso também pode acontecer quando tenho muitas colunas. Só troco o rows por columns.</text:p>
      <text:p text:style-name="P18">[06:04] Outra coisa que quero mostrar é que consigo obter os tipos de dados que tenho. Se eu digitar dataset.dtypes, vejo os tipos de dados que cada coluna do meu dataframe tem. Notamos uma diferença que aqui consigo colocar dados de tipos diferentes.</text:p>
      <text:p text:style-name="P18">[06:57] Vamos supor que eu queira calcular estatística descritiva. Vou colocar dataset, abro colchetes duas vezes, coloco aspas e o nome da variável. Se eu quiser mais de uma, separo por vírgula, depois .describe. Ele gera de forma simples e rápida um conjunto de estatísticas.</text:p>
      <text:p text:style-name="P18"><text:soft-page-break/>[08:06] Outra coisa que é bom ter também é a info. Consigo ver algumas informações. Iremos ver isso com mais detalhes no final do curso.</text:p>
      <text:p text:style-name="P18">[08:40] Era isso que eu queria mostrar. Lá no final explico com detalhes. Até o próximo vídeo, quando falaremos de tuplas.</text:p>
      <text:p text:style-name="Text_20_body"/>
      <text:p text:style-name="P5">TUPLAS</text:p>
      <text:p text:style-name="P5"/>
      <text:p text:style-name="P24">[00:00] Continuando com o treinamento básico de Python para Data Science, vou mostrar uma estrutura nova de dados, que são as tuplas. Sequencias utilizadas para armazenar coleções de itens. A diferença básica entre lista e tupla é que as tuplas são imutáveis. É importante conhecer, porque você precisa sempre trabalhar com o conjunto de informações. Faz mais sentido ter esses dados quando conseguimos armazenar.</text:p>
      <text:p text:style-name="P18">[00:56] Também é importante que a maioria das funções que retornam mais de um valor são tuplas. Vamos ver isso no final do treinamento. Inclusive vamos criar funções que retornam tuplas.</text:p>
      <text:p text:style-name="P18">[01:25] Com parênteses, crio uma tupla vazia. Também podemos separar os itens com vírgula. Outra forma é fazendo com variáveis. Por exemplo, chamo nome. Abro parênteses e coloco as informações separadas por vírgula. Tuplas armazenam tipos variados de dados, sem problemas.</text:p>
      <text:p text:style-name="P18">[02:38] Outra forma é usando a tuple. Ele cria para mim as tuplas com os nomes que eu queria. Também vimos como ver o tipo de uma variável, um dado no Python. Eu uso o type e colo dentro a variável que quero verificar.</text:p>
      <text:p text:style-name="P18">[03:35] Era isso que eu queria mostrar. No próximo vídeo vamos fazer seleções dentro das tuplas, acessando as informações.</text:p>
      <text:p text:style-name="P5"/>
      <text:h text:style-name="P27" text:outline-level="3">Seleções em tuplas</text:h>
      <text:p text:style-name="P13">[00:00] No curso anterior vimos como fazer seleções em listas do Python e arrays. Aqui vai ser a mesma coisa. Eu deixei aqueles nomes de carros aqui. Tenho uma tupla com quatro nomes de veículos. A indexação começa no zero. Para acessar o primeiro deles, uso <text:soft-page-break/>nomes_carros, abro colchetes, e coloco o número do índice. Usando índices negativos podemos acessar o último item da lista.</text:p>
      <text:p text:style-name="P19">[01:44] Também quero mostrar a forma de fazer os slides. Temos que colocar onde começa e onde termina. O item que está sendo indicado com o índice vai ser excluído e o que indica o final não vai ser. Vou, por exemplo, selecionar os dois caras do meio.</text:p>
      <text:p text:style-name="P19">[03:18] Como fazer uma tupla com uma tupla dentro? Podemos usar o numero negativo. E vemos qual o índice do item dentro da tupla.</text:p>
      <text:p text:style-name="P19">[04:12] Se você lembra o que vimos com lista, é basicamente a mesma coisa. No próximo você vamos fazer interações com tuplas.</text:p>
      <text:h text:style-name="P2" text:outline-level="1">Iterando em tuplas</text:h>
      <text:p text:style-name="Text_20_body"><text:line-break/><text:span text:style-name="T1">00:00] Como fazer iterações em tuplas? Já sabemos como fazer com listas e aqui não vai ser nada diferente. O que quero mostrar é um macete que vai nos ajudar quando trabalharmos com funções e para fazer alguns tipos de interações.</text:span></text:p>
      <text:p text:style-name="P18">[00:22] A primeira coisa é uma interação dentro da tupla que tínhamos. Uso o for, item, in e o nome da tupla. Lembrando dos dois pontos e da endentação.</text:p>
      <text:p text:style-name="P18">[00:58] Uma coisa que quero mostrar é o desempacotamento de tuplas. Por exemplo, tenho a tupla que rodei novamente. Consigo pegar cada valor desse e atribuir a uma variável específica. Vou chamar, por exemplo, carro1, carro2, carro3 e carro4. Igualo isso ao nome carros. Ele vai atribuir os valores sucessivamente na ordem. Esse é o desempacotamento.</text:p>
      <text:p text:style-name="P18">[02:40] Outro macete é quando não quero atribuir. Por exemplo, uma função me retorna quatro valores e só quero utilizar dois. Vou chamar de ABCD. Eu uso o underscore para os que não quero.</text:p>
      <text:p text:style-name="P18">[03:53] Outra coisa no mesmo padrão. Vamos supor que eu quero só um valor, só o Passat. Vou ignorar o primeiro, chamar o segundo de C, e os outros ignoro com asterisco underscore. Também funciona. É bem simples.</text:p>
      <text:p text:style-name="P18">[04:50] Vou mostrar o zip. Ele cria um iterador com tuplas. Na prática, tenho duas listas com os valores. Quando uso essa função zip, ela vai transformar numa lista. Ele pegou o primeiro elemento de cada um e <text:soft-page-break/>criou uma tupla. Depois pegou o segundo e criou outra. Assim sucessivamente. Agora consigo iterar o nome e o valor do veículo.</text:p>
      <text:p text:style-name="P18">[06:27] Nós vamos fazer isso usando o for, item, in e zip. Ele vai printar cada tupla. Conseguimos dentro do for fazer aquele desempacotamento. Ele agora traz as informações separadas. Se eu quiser elaborar algo com o if, eu posso.</text:p>
      <text:p text:style-name="P18">[08:35] Bem fácil, simples. Consigo separar as tuplas e usar o desempacotamento. É o que queria mostrar. Na próxima seção vamos conhecer o dicionário.</text:p>
      <text:h text:style-name="P1" text:outline-level="1">A função zip()</text:h>
      <text:p text:style-name="Text_20_body"><text:line-break/><text:span text:style-name="T3">Duas ferramentas bastante utilizadas quando iteramos com tuplas são o </text:span><text:span text:style-name="Strong_20_Emphasis"><text:span text:style-name="T3">desempacotamento de tuplas</text:span></text:span><text:span text:style-name="T3"> e a </text:span><text:span text:style-name="Strong_20_Emphasis"><text:span text:style-name="Emphasis"><text:span text:style-name="T3">built-in function</text:span></text:span></text:span><text:span text:style-name="Strong_20_Emphasis"><text:span text:style-name="T3"> </text:span></text:span><text:span text:style-name="Strong_20_Emphasis"><text:span text:style-name="Source_20_Text"><text:span text:style-name="T2">zip()</text:span></text:span></text:span><text:span text:style-name="T3">.</text:span></text:p>
      <text:p text:style-name="P14">Com o desempacotamento de tuplas, é possível fazer declarações conjuntas de variáveis e utilizar cada variável individualmente. Por exemplo:</text:p>
      <text:p text:style-name="P17"><text:span text:style-name="Source_20_Text"><text:span text:style-name="T4">nome</text:span></text:span><text:span text:style-name="Source_20_Text"><text:span text:style-name="T5">,</text:span></text:span><text:span text:style-name="Source_20_Text"><text:span text:style-name="T4"> valor </text:span></text:span><text:span text:style-name="Source_20_Text"><text:span text:style-name="T5">=</text:span></text:span><text:span text:style-name="Source_20_Text"><text:span text:style-name="T4"> </text:span></text:span><text:span text:style-name="Source_20_Text"><text:span text:style-name="T5">(</text:span></text:span><text:span text:style-name="Source_20_Text"><text:span text:style-name="T6">'Passat'</text:span></text:span><text:span text:style-name="Source_20_Text"><text:span text:style-name="T5">,</text:span></text:span><text:span text:style-name="Source_20_Text"><text:span text:style-name="T4"> </text:span></text:span><text:span text:style-name="Source_20_Text"><text:span text:style-name="T7">100000.0</text:span></text:span><text:span text:style-name="Source_20_Text"><text:span text:style-name="T5">)</text:span></text:span></text:p>
      <text:p text:style-name="P15"><text:span text:style-name="T3">A função </text:span><text:span text:style-name="Source_20_Text"><text:span text:style-name="T2">zip()</text:span></text:span><text:span text:style-name="T3"> permite gerar um iterador de tuplas, como no exemplo abaixo:</text:span></text:p>
      <text:p text:style-name="P15"><text:span text:style-name="Strong_20_Emphasis"><text:span text:style-name="T3">In [1]:</text:span></text:span></text:p>
      <text:p text:style-name="P17"><text:span text:style-name="Source_20_Text"><text:span text:style-name="T4">nomes </text:span></text:span><text:span text:style-name="Source_20_Text"><text:span text:style-name="T5">=</text:span></text:span><text:span text:style-name="Source_20_Text"><text:span text:style-name="T4"> </text:span></text:span><text:span text:style-name="Source_20_Text"><text:span text:style-name="T5">[</text:span></text:span><text:span text:style-name="Source_20_Text"><text:span text:style-name="T6">'Passat'</text:span></text:span><text:span text:style-name="Source_20_Text"><text:span text:style-name="T5">,</text:span></text:span><text:span text:style-name="Source_20_Text"><text:span text:style-name="T4"> </text:span></text:span><text:span text:style-name="Source_20_Text"><text:span text:style-name="T6">'Crossfox'</text:span></text:span><text:span text:style-name="Source_20_Text"><text:span text:style-name="T5">]</text:span></text:span></text:p>
      <text:p text:style-name="P17"><text:span text:style-name="Source_20_Text"><text:span text:style-name="T4">valores </text:span></text:span><text:span text:style-name="Source_20_Text"><text:span text:style-name="T5">=</text:span></text:span><text:span text:style-name="Source_20_Text"><text:span text:style-name="T4"> </text:span></text:span><text:span text:style-name="Source_20_Text"><text:span text:style-name="T5">[</text:span></text:span><text:span text:style-name="Source_20_Text"><text:span text:style-name="T7">100000.0</text:span></text:span><text:span text:style-name="Source_20_Text"><text:span text:style-name="T5">,</text:span></text:span><text:span text:style-name="Source_20_Text"><text:span text:style-name="T4"> </text:span></text:span><text:span text:style-name="Source_20_Text"><text:span text:style-name="T7">75000.0</text:span></text:span><text:span text:style-name="Source_20_Text"><text:span text:style-name="T5">]</text:span></text:span></text:p>
      <text:p text:style-name="P17"><text:span text:style-name="Source_20_Text"><text:span text:style-name="T4">list</text:span></text:span><text:span text:style-name="Source_20_Text"><text:span text:style-name="T5">(</text:span></text:span><text:span text:style-name="Source_20_Text"><text:span text:style-name="T4">zip</text:span></text:span><text:span text:style-name="Source_20_Text"><text:span text:style-name="T5">(</text:span></text:span><text:span text:style-name="Source_20_Text"><text:span text:style-name="T4">nomes</text:span></text:span><text:span text:style-name="Source_20_Text"><text:span text:style-name="T5">,</text:span></text:span><text:span text:style-name="Source_20_Text"><text:span text:style-name="T4"> valores</text:span></text:span><text:span text:style-name="Source_20_Text"><text:span text:style-name="T5">))</text:span></text:span></text:p>
      <text:p text:style-name="P15"><text:span text:style-name="Strong_20_Emphasis"><text:span text:style-name="T3">Out [1]:</text:span></text:span></text:p>
      <text:p text:style-name="P17"><text:span text:style-name="Source_20_Text"><text:span text:style-name="T5">[(</text:span></text:span><text:span text:style-name="Source_20_Text"><text:span text:style-name="T6">'Passat'</text:span></text:span><text:span text:style-name="Source_20_Text"><text:span text:style-name="T5">,</text:span></text:span><text:span text:style-name="Source_20_Text"><text:span text:style-name="T4"> </text:span></text:span><text:span text:style-name="Source_20_Text"><text:span text:style-name="T7">100000.0</text:span></text:span><text:span text:style-name="Source_20_Text"><text:span text:style-name="T5">),</text:span></text:span><text:span text:style-name="Source_20_Text"><text:span text:style-name="T4"> </text:span></text:span><text:span text:style-name="Source_20_Text"><text:span text:style-name="T5">(</text:span></text:span><text:span text:style-name="Source_20_Text"><text:span text:style-name="T6">'Crossfox'</text:span></text:span><text:span text:style-name="Source_20_Text"><text:span text:style-name="T5">,</text:span></text:span><text:span text:style-name="Source_20_Text"><text:span text:style-name="T4"> </text:span></text:span><text:span text:style-name="Source_20_Text"><text:span text:style-name="T7">75000.0</text:span></text:span><text:span text:style-name="Source_20_Text"><text:span text:style-name="T5">)]</text:span></text:span></text:p>
      <text:p text:style-name="P14">Considerando as duas listas abaixo:</text:p>
      <text:p text:style-name="P17"><text:span text:style-name="Source_20_Text"><text:span text:style-name="T4">nomes </text:span></text:span><text:span text:style-name="Source_20_Text"><text:span text:style-name="T5">=</text:span></text:span><text:span text:style-name="Source_20_Text"><text:span text:style-name="T4"> </text:span></text:span><text:span text:style-name="Source_20_Text"><text:span text:style-name="T5">[</text:span></text:span><text:span text:style-name="Source_20_Text"><text:span text:style-name="T6">'Passat'</text:span></text:span><text:span text:style-name="Source_20_Text"><text:span text:style-name="T5">,</text:span></text:span><text:span text:style-name="Source_20_Text"><text:span text:style-name="T4"> </text:span></text:span><text:span text:style-name="Source_20_Text"><text:span text:style-name="T6">'Crossfox'</text:span></text:span><text:span text:style-name="Source_20_Text"><text:span text:style-name="T5">,</text:span></text:span><text:span text:style-name="Source_20_Text"><text:span text:style-name="T4"> </text:span></text:span><text:span text:style-name="Source_20_Text"><text:span text:style-name="T6">'DS5'</text:span></text:span><text:span text:style-name="Source_20_Text"><text:span text:style-name="T5">,</text:span></text:span><text:span text:style-name="Source_20_Text"><text:span text:style-name="T4"> </text:span></text:span><text:span text:style-name="Source_20_Text"><text:span text:style-name="T6">'C4'</text:span></text:span><text:span text:style-name="Source_20_Text"><text:span text:style-name="T5">,</text:span></text:span><text:span text:style-name="Source_20_Text"><text:span text:style-name="T4"> </text:span></text:span><text:span text:style-name="Source_20_Text"><text:span text:style-name="T6">'Jetta'</text:span></text:span><text:span text:style-name="Source_20_Text"><text:span text:style-name="T5">]</text:span></text:span></text:p>
      <text:p text:style-name="P17"><text:span text:style-name="Source_20_Text"><text:span text:style-name="T4">kms </text:span></text:span><text:span text:style-name="Source_20_Text"><text:span text:style-name="T5">=</text:span></text:span><text:span text:style-name="Source_20_Text"><text:span text:style-name="T4"> </text:span></text:span><text:span text:style-name="Source_20_Text"><text:span text:style-name="T5">[</text:span></text:span><text:span text:style-name="Source_20_Text"><text:span text:style-name="T7">15000</text:span></text:span><text:span text:style-name="Source_20_Text"><text:span text:style-name="T5">,</text:span></text:span><text:span text:style-name="Source_20_Text"><text:span text:style-name="T4"> </text:span></text:span><text:span text:style-name="Source_20_Text"><text:span text:style-name="T7">12000</text:span></text:span><text:span text:style-name="Source_20_Text"><text:span text:style-name="T5">,</text:span></text:span><text:span text:style-name="Source_20_Text"><text:span text:style-name="T4"> </text:span></text:span><text:span text:style-name="Source_20_Text"><text:span text:style-name="T7">32000</text:span></text:span><text:span text:style-name="Source_20_Text"><text:span text:style-name="T5">,</text:span></text:span><text:span text:style-name="Source_20_Text"><text:span text:style-name="T4"> </text:span></text:span><text:span text:style-name="Source_20_Text"><text:span text:style-name="T7">8000</text:span></text:span><text:span text:style-name="Source_20_Text"><text:span text:style-name="T5">,</text:span></text:span><text:span text:style-name="Source_20_Text"><text:span text:style-name="T4"> </text:span></text:span><text:span text:style-name="Source_20_Text"><text:span text:style-name="T7">50000</text:span></text:span><text:span text:style-name="Source_20_Text"><text:span text:style-name="T5">]</text:span></text:span></text:p>
      <text:p text:style-name="P14">E utilizando o ferramental apresentado acima, marque a alternativa com o código que possibilita a impressão dos nomes dos veículos com quilometragem abaixo de 20.000 km.</text:p>
      <text:p text:style-name="Text_20_body">Selecione uma alternativa</text:p>
      <text:p text:style-name="P23"><text:soft-page-break/>for nome, km in zip(nomes, kms):</text:p>
      <text:p text:style-name="P23"><text:s text:c="4"/>if(km &lt; 20000):</text:p>
      <text:p text:style-name="P23"><text:s text:c="8"/>print(nome)</text:p>
      <text:p text:style-name="P20"/>
      <text:h text:style-name="P22" text:outline-level="1">Criando dicionários</text:h>
      <text:p text:style-name="Text_20_body"><text:line-break/><text:span text:style-name="T1">[00:00] Vamos começar uma seção nova, conhecer uma nova estrutura de dados que o Python utiliza e que eu sei que você vai utilizar muito nos seus projetos, que são os dicionários.</text:span></text:p>
      <text:p text:style-name="P18">[00:16] Vimos que as listas são coleções sequenciais ordenadas que utilizam índices para acessar seus valores. Os dicionários são coleções um pouco diferentes que representam um tipo de mapeamento, e mapeamento são coleções de associações entre dados e valos, em que o primeiro elemento é conhecido como chave e o segundo valor.</text:p>
      <text:p text:style-name="P18">[01:07] Temos uma lista chamada carros com os dados ordenados. Só que fica mais fácil acessar essas informações em um lugar só. Se eu tivesse uma estruturada que já fizesse o mapeamento entre carro e valor, seria mais simples. É isso que o dicionário proporciona para nós.</text:p>
      <text:p text:style-name="P18">[03:23] Vou chamar nosso dicionário de dados, e vou abrir e fechar chaves. Dentro vou colocar os valores. Assim não preciso acessar por índices. Acesso pela chave.</text:p>
      <text:p text:style-name="P18">[04:37] Outra forma mais simples é com o zip. Vou usar dict, que é uma building function, e passo o zip para ele. É outra forma de criar dicionários.</text:p>
      <text:p text:style-name="P18">[06:00] No próximo vídeo começamos a falar de operações com dicionário.</text:p>
      <text:p text:style-name="Text_20_body"/>
      <text:p text:style-name="P8">Operações com dicionários</text:p>
      <text:p text:style-name="P6">00:00] Conhecemos os dicionários, criamos, agora também é importante saber acessar as informações, incluir, deletar. Eu trouxe no nosso dicionário de exemplo para brincarmos. Vamos continuar nessa vibe. As chaves são os nomes dos veículos e os valores são os valores mesmo.</text:p>
      <text:p text:style-name="P18">[00:42] Primeiro, quero acessar o valor do Passat. Passo dados, abro e fecho colchetes, e coloco a chave. Bem simples, bem fácil.</text:p>
      <text:p text:style-name="P18"><text:soft-page-break/>[01:30] Na segunda parte, temos uma ferramenta para descobrir se determinada chave existe no dicionário. É bem importante. Por exemplo, sei que tem a chave Passat, ele vai me retornar true. Se eu usar algo que não existe, ele me retorna false. Se eu faço a pergunta “not in”, ele vai dizer que não está.</text:p>
      <text:p text:style-name="P18">[02:20] Len é o tamanho do dicionário. Ele me retorna quantos pares chave valor existem no dicionário. Para incluir coisas no dicionário, posso colocar o nome do dicionário, abro colchetes, passo uma nova chave e atribuo um valor. Para eliminar, uso o del.</text:p>
      <text:p text:style-name="P18">[04:07] É isto. No próximo vamos falar de métodos, inclusive para fazer adições de valores.</text:p>
      <text:h text:style-name="P3" text:outline-level="1">Métodos de dicionários</text:h>
      <text:p text:style-name="Text_20_body"><text:line-break/><text:span text:style-name="T1">[00:00] Aprendemos a realizar operações simples condicionais. Vou mostrar para vocês alguns métodos que vão ajudar bastante também no nosso trabalho. São o update, o copy e o clear. Eu deixei na documentação algumas referências para você consultar.</text:span></text:p>
      <text:p text:style-name="P18">[00:22] Vamos começar com o update. Ele permite que façamos atualizações no nosso dicionário. Inclusões e atualizações nos dados dentro do dicionário. Continuando os dados que vimos na aula anterior, que já estava meio bagunçado, quero voltar o Passat para o meu dicionário. Uso o dados.update e passo a informação.</text:p>
      <text:p text:style-name="P18">[01:22] Agora vamos supor que eu queira passar mais de uma informação ou até atualizar algo dentro do dicionário. Posso usar o update também. Posso, por exemplo, mudar o preço. Bem simples de usar.</text:p>
      <text:p text:style-name="P18">[02:02] O copy tem aquela mesma explicação que demos no dicionário. Se eu fizer dadosCopy = dados, não estou gerando uma cópia, mas um label para o mesmo espaço na memória. Para solucionar isso e gerar realmente uma cópia do meu dicionário, eu uso o dados.copy. Feito isso, posso fazer alterações que não vão ser refletidas no dados.</text:p>
      <text:p text:style-name="P18">[03:17] Só para você ver o resultado, vamos eliminar o Fusca. Se eu for em visualizar dados, o Fusca tem que estar intacto.</text:p>
      <text:p text:style-name="P18">[03:33] Vamos ver também o pop, que é aquele mesmo processo do dicionário que vai eliminar um elemento do dicionário e vai retornar <text:soft-page-break/>isso para nós. Vou usar o dados.copy. Vou usar dadoscopy.pop e vou passar o Passat. Ele vai retornar quem eliminou.</text:p>
      <text:p text:style-name="P18">[04:46] Agora vamos supor que eu realize isso novamente. Ele vai me dar erro porque não vai encontrar mais. Tem um parâmetro default para tratar esse erro. Se não encontrar a chave no dicionário, ele vai retornar o que estamos mostrando no default.</text:p>
      <text:p text:style-name="P18">[06:18] Para finalizar, o clear limpa o dicionário inteiro. Existem outros métodos, se você achar necessário pode estudar. No próximo vídeo, falaremos sobre interações em dicionários.</text:p>
      <text:p text:style-name="Text_20_body"/>
      <text:h text:style-name="P16" text:outline-level="1">Iterando em dicionários</text:h>
      <text:p text:style-name="Text_20_body"><text:line-break/><text:span text:style-name="T1">[00:00] Como fazemos iterações em dicionários? É bem simples. Eu trouxe dados novos. Tenho o dict.keys. Esse keys é uma lista com todas as chaves do meu dicionário. Para fazer isso, coloco dados.keys. Posso usar isso para ver todos os valores do meu dicionário.</text:span></text:p>
      <text:p text:style-name="P18">[01:41] Outra coisa parecida é o dados.values, que vai retornar os valores.</text:p>
      <text:p text:style-name="P18">[02:00] Ainda temos algo mais interessante. O items. Ele faz tuplas com chave e valor. Consigo assim usar coisas bem parecidas com o zip.</text:p>
      <text:p text:style-name="P18">[04:02] Era isso que eu queria mostrar de dicionários. Você já tem várias ferramentas. Na próxima seção, vamos falar de funções.</text:p>
      <text:p text:style-name="Text_20_body"/>
      <text:p text:style-name="P21">Built-in Functions</text:p>
      <text:p text:style-name="P12">[00:00] Mais uma seção nova. Vamos falar agora de funções. São unidades de código reutilizáveis que realizam determinado tipo de tarefa específica. Vamos falar nesse primeiro vídeo das builtin functions. Funções integradas da linguagem Python que estão sempre acessíveis, não precisamos importar nada para ter acesso. Inclusive usamos várias neste treinamento. O objeto não é ver todas. Nós vamos dependendo da nossa necessidade procurar uma funcionalidade que nos ajude a resolver o problema. Se não existir, vamos ver como criar.</text:p>
      <text:p text:style-name="P18">[01:52] Temos um dicionário, que é o dados, o básico que temos com veículo e valor do veículo. Quero obter o somatório desses valores. <text:soft-page-break/>Vamos começar com a forma difícil. Vou criar uma lista vazia, fazer uma varredura no dicionário e preencher a lista.</text:p>
      <text:p text:style-name="P18">[03:18] Outra forma de fazer isso e já retornar a soma seria criar uma variável soma, para o valor em dados. Posso somar com valor, e no final mostro o resultado da soma.</text:p>
      <text:p text:style-name="P18">[04:22] Temos o sum para nos ajudar. É bem simples. Vou passar para ele os dados e valores. E pronto. Simples e fácil. É bem fácil fazer isso usando uma builtin function. Todo o código resumido a algo bem simples.</text:p>
      <text:p text:style-name="P18">[05:40] Lembram do valor start? Ele quer dizer que posso iniciar minha soma já com algum valor. É só isso.</text:p>
      <text:p text:style-name="P18">[06:20] Também posso acessar a ajuda pelo help, que é uma builtin function. Passo para ele o tipo de função em que quero ajudar. Ou então, dou print com uma interrogação.</text:p>
      <text:p text:style-name="P18">[07:10] Era isso que eu queria mostrar de builtin functions. Lembrando de sempre procurar para ver se ela já não existe antes de criar uma nova, que é o que veremos nos próximos vídeos.</text:p>
      <text:p text:style-name="Text_20_body"/>
      <text:h text:style-name="P16" text:outline-level="1">Definindo funções sem e com parâmetros</text:h>
      <text:p text:style-name="Text_20_body"><text:line-break/><text:span text:style-name="T1">[00:00] Vamos supor que precisamos resolver um problema específico. Vamos precisar criar nossas funções. Por exemplo, que não existe uma função para calcular a média, que é algo que vamos ter que fazer diversas vezes.</text:span></text:p>
      <text:p text:style-name="P18">[00:55] Vamos começar com funções sem parâmetro, são simples, mais para ilustrar. Eu uso a palavra def coloco o nome da função, abro e fecho parênteses, dois pontos, pulo a linha, endentação. Para a média, coloco os meus valores, depois o print, e para mostrar o resultado media(). Ela vai mostrar o resultado.</text:p>
      <text:p text:style-name="P18">[02:56] As funções com parâmetro têm a mesma jogada, mas dentro dos parênteses coloco os parâmetros que quero. Vamos usar o mesmo nome. Vou realizar a conta com os parâmetros number1, number2 e number3. Agora, para mostrar o resultado passo nos parênteses os números dos quais quero calcular a média. Porém agora posso colocar qualquer número. Não fico preso. Podemos também passar uma lista. Posso usar builtin functions dentro de builtin functions.</text:p>
      <text:p text:style-name="P18"><text:soft-page-break/>[06:47] Era isso que eu queria mostrar sobre as funções. Uma coisa importante é que consigo atribuir esse valor a uma variável, porque estou usando um print. Ele está só printando o resultado da minha função. No próximo vídeo vou mostrar como criar funções que retornam valores.</text:p>
      <text:h text:style-name="P16" text:outline-level="1">Definindo funções que retornam valores</text:h>
      <text:p text:style-name="Text_20_body"><text:line-break/><text:span text:style-name="T1">[00:00] Neste vídeo vou mostrar a solução do problema que identificamos no vídeo anterior. Construímos uma função que não retorna valores, não consigo atribuir o resultado a uma variável para poder utilizar no meu código.</text:span></text:p>
      <text:p text:style-name="P18">[00:47] Eu reproduzi a função que fizemos no vídeo anterior, de forma simplificada, porque para criar uma função precisamos de muito mais coisa. No final, eu faço o print do valor. Eu preciso excluir isso, porque o resto está correto. Vou trocar por return valor. E agora sim consigo ver o resultado.</text:p>
      <text:p text:style-name="P18">[02:21] Outra forma de fazer isso é retornando mais de um valor. Vou pegar a mesma função, no final quero valor e tamanho da lista. Isso é muito comum no Python. Vou passar o valor e a minha lista. Vou ter o mesmo resultado.</text:p>
      <text:p text:style-name="P18">[04:16] Era isso que eu queria mostrar de funções. Vocês já tem o suficiente para produzir muito trabalho em data Science, conheceu bastante coisa. Na próxima seção, vamos fazer um curso rápido de Pandas.</text:p>
      <text:h text:style-name="P16" text:outline-level="1">Definindo funções que retornam valores</text:h>
      <text:p text:style-name="Text_20_body"><text:line-break/><text:span text:style-name="T1">[00:00] Neste vídeo vou mostrar a solução do problema que identificamos no vídeo anterior. Construímos uma função que não retorna valores, não consigo atribuir o resultado a uma variável para poder utilizar no meu código.</text:span></text:p>
      <text:p text:style-name="P18">[00:47] Eu reproduzi a função que fizemos no vídeo anterior, de forma simplificada, porque para criar uma função precisamos de muito mais coisa. No final, eu faço o print do valor. Eu preciso excluir isso, porque o resto está correto. Vou trocar por return valor. E agora sim consigo ver o resultado.</text:p>
      <text:p text:style-name="P18">[02:21] Outra forma de fazer isso é retornando mais de um valor. Vou pegar a mesma função, no final quero valor e tamanho da lista. Isso é <text:soft-page-break/>muito comum no Python. Vou passar o valor e a minha lista. Vou ter o mesmo resultado.</text:p>
      <text:p text:style-name="P18">[04:16] Era isso que eu queria mostrar de funções. Vocês já tem o suficiente para produzir muito trabalho em data Science, conheceu bastante coisa. Na próxima seção, vamos fazer um curso rápido de Pandas.</text:p>
      <text:p text:style-name="P9"/>
      <text:p text:style-name="P11">Pandas</text:p>
      <text:p text:style-name="P10"/>
      <text:p text:style-name="P10">Documentação: <text:a xlink:type="simple" xlink:href="https://pandas.pydata.org/pandas-docs/version/0.25/" text:style-name="Internet_20_link" text:visited-style-name="Visited_20_Internet_20_Link">https://pandas.pydata.org/pandas-docs/version/0.25/</text:a></text:p>
      <text:p text:style-name="P10"/>
      <text:h text:style-name="Heading_20_2" text:outline-level="2">Estrutura de dados</text:h>
      <text:p text:style-name="P9"/>
      <text:p text:style-name="P7">[00:00] Chegamos na última seção do treinamento. Nós vamos falar de uma biblioteca muito importante para o data Science, o Pandas. É uma ferramenta de manipulação de dados de alto nível construída com base no pacote Numpy que vimos no curso anterior. Ele tem estruturas de dados muito importantes para manipulação de informações e chamaram atenção do pessoal de data Science. São a series e o dataframe. Nós veremos um pouco de cada.</text:p>
      <text:p text:style-name="P18">[00:44] Series são arrays unidimensionais em que conseguimos armazenar qualquer tipo de dado. Os rótulos das linhas são conhecidos como index. Os dados podem ser um dicionário, uma lista, um array Numpy e até uma constante.</text:p>
      <text:p text:style-name="P18">[01:16] O dataframe é a estrutura mais importante. É uma estrutura de dados tabular, bidimensional, com rótulos tanto nas linhas quanto nas colunas. Como as series, são capazes de armazenar qualquer tipo de dado.</text:p>
      <text:p text:style-name="P18">[02:02] Nós iremos usar a versão 0.25.2. Primeiro, vamos falar das estruturas. Mas antes, essa biblioteca não vem instalada com o Python. Precisamos importar para ter acesso. Usamos o import pandas as pd. A maioria das documentações vai ter esse tipo de import.</text:p>
      <text:p text:style-name="P18">[02:55] Vamos criar uma series a partir de uma lista. A primeiro forma é usando pd.series e passo o carros, que é minha lista. Agora, criando um dataframe a partir de uma lista de dicionários. Cada item é um <text:soft-page-break/>dicionário com as informações dos veículos. Posso passar para o construtor de dataframe e ele vai construir um dataframe com todas as informações. Vou chamar de dataset igual a pt.DataFrame, com as letras maiúsculas, senão ele vai reportar um erro.</text:p>
      <text:p text:style-name="P18">[05:20] Uma forma de modificar a ordem das colunas é chamando o dataframe, abrindo um colchete, abro outro colchete, passo os rótulos das colunas na ordem que quero que apareça.</text:p>
      <text:p text:style-name="P18">[07:00] Lembram no começo, em que fizemos o import de um dado que deixei para você fazer o download? Entre nele e vamos criar um dataframe a partir de dados externos. É a forma mais usada para criar dataframes.</text:p>
      <text:p text:style-name="P18">[07:53] Vou chamar de dataset igual a pd.read_csv, passo o db.csv. Lembrando que o separador ponto e vírgula tem que ser usado, porque se eu abrir os dados no arquivo txt cada informação está separada por ponto e vírgula. Rodo o dataset e pronto. Qualquer dúvida, volte na primeira aula. É bem simples de fazer.</text:p>
      <text:p text:style-name="P18">[09:40] Ao fazer um import, também posso usar o index_col, que é a coluna que quero assumir como índice do meu dataframe. Por exemplo, se eu colocar igual a zero, quero que a coluna com índice zero se torne o índice do meu dataframe. Posso fazer isso e posso fazer acessos a partir desse índice.</text:p>
      <text:p text:style-name="P18">[11:00] Nesse primeiro vídeo era isso que eu queria mostrar. Essas estruturas de dados que são importantíssimas. No próximo vídeo vamos ver como fazer algumas brincadeiras.</text:p>
      <text:p text:style-name="P9">Pandas é uma ferramenta de manipulação de dados de alto nível, construída com base no pacote Numpy. O pacote pandas possui estruturas de dados bastante interessantes para manipulação de dados e por isso é muito utilizado por cientistas de dados.</text:p>
      <text:p text:style-name="P9"/>
      <text:h text:style-name="Heading_20_2" text:outline-level="2">Series</text:h>
      <text:p text:style-name="P9">Series são arrays unidimensionais rotulados capazes de armazenar qualquer tipo de dado. Os rótulos das linhas são chamados de index. A forma básica de criação de uma Series é a seguinte:</text:p>
      <text:p text:style-name="P9"/>
      <text:p text:style-name="P9"><text:s text:c="4"/>s = pd.Series(dados, index = index)</text:p>
      <text:p text:style-name="P9"><text:soft-page-break/>O argumento dados pode ser um dicionário, uma lista, um array Numpy ou uma constante.</text:p>
      <text:p text:style-name="P9"/>
      <text:h text:style-name="Heading_20_2" text:outline-level="2">DataFrames</text:h>
      <text:p text:style-name="P9">DataFrame é uma estrutura de dados tabular bidimensional com rótulos nas linha e colunas. Como a Series, os DataFrames são capazes de armazenar qualquer tipo de dados.</text:p>
      <text:p text:style-name="P9"/>
      <text:p text:style-name="P9"><text:s text:c="4"/>df = pd.DataFrame(dados, index = index, columns = columns)</text:p>
      <text:p text:style-name="P9">O argumento dados pode ser um dicionário, uma lista, um array Numpy, uma Series e outro DataFrame.</text:p>
      <text:p text:style-name="P9"/>
      <text:h text:style-name="P4" text:outline-level="1">Seleções com DataFrames</text:h>
      <text:p text:style-name="Text_20_body"><text:line-break/><text:span text:style-name="T1">00:00] Temos um dataframe e queremos saber como acessar as informações. É o que vamos fazer agora. Com o dataset.head mostro os primeiros arquivos. Primeiro, como seleciono só a coluna valor? Vou escrever dataset, abro colchetes, aspas e coloco o nome do rótulo da coluna valor. Ele vai mostrar as informações. O índice vem junto.</text:span></text:p>
      <text:p text:style-name="P18">[01:30] Reparem que é uma series, o que nos leva a crer que quando faço seleções de colunas individualmente tenho um resultado series. Ou seja, um dataframe não deixa de ser um conjunto de series. Se eu quiser fazer esse cara ser um dataframe, tenho que colocar dois colchetes. O retorno já é diferente.</text:p>
      <text:p text:style-name="P18">[02:55] Vamos pegar do zero até o quatro. Os índices começam no zero, eu pedi de zero a três, sem incluir o terceiro. Outra forma de fazer seleções é o .loc. Ele seleciona um grupo de linhas e colunas segundo os rótulos ou uma matriz booleana. Isso vamos deixar mais para a frente, quando falarmos sobre querys no dataframe. Vamos trabalhar só com os rótulos aqui. Vou colocar o Passat e ele vai me retornar as informações sobre. Para retornar mais de uma informação, vou precisar de dois colchetes.</text:p>
      <text:p text:style-name="P18">[05:30] Agora quero somente duas variáveis. Por exemplo, quero selecionar o motor e o valor. Abro os dois colchetes, primeiro a linha e depois a coluna. Outra forma é tirar as linhas para retornar todas.</text:p>
      <text:p text:style-name="P18"><text:soft-page-break/>[06:52] O .iloc faz basicamente a mesma coisa, mas usando o índice numérico. Ele se baseia na posição das informações. Temos que fazer aquela contagem dos índices. Se eu quiser não retornar no formato de series, uso aqueles dois colchetes. E se eu quiser selecionar linhas específicas e colunas específicas, coloco o que eu quero separado por vírgula. Bem simples, bem fácil.</text:p>
      <text:p text:style-name="P18">[09:55] Outra forma é selecionar linhas, da mesma forma que fizemos. De seleção, é isso. Temos já bastante bagagem. Depois, os booleanos vemos mais para a frente.</text:p>
      <text:h text:style-name="P16" text:outline-level="1">Queries com DataFrames</text:h>
      <text:p text:style-name="Text_20_body"><text:line-break/><text:span text:style-name="T1">[00:00] Fazendo queries com dataframe. São consultas. Que também não deixam de ser seleções, mas utilizando algumas técnicas mais sofisticadas. Falamos de uma delas no vídeo anterior.</text:span></text:p>
      <text:p text:style-name="P18">[00:22] Continuo usando o dataset que vem do bd.csv. Vamos supor que quero fazer uma query que me traga todas as informações de determinado tipo de motorização. Por exemplo, à diesel. Posso fazer uma seleção no dataset. Quando o nome é simples, posso usar o .motor, por exemplo.</text:p>
      <text:p text:style-name="P18">[01:22] Para fazer uma query em cima desse cara, posso usar o igual igual e entre aspas motor à diesel. Ele vai me retornar uma series booleana. Vai me passar o true ou false. Consigo assim fazer seleções no dataframe. Passando esse cara como parâmetro, ele vai retornar para mim somente os registros que estão com true. É bem simples de entender.</text:p>
      <text:p text:style-name="P18">[02:42] Para facilitar, vou criar uma variável chamada select. Posso passar fazendo uma consulta. Uso o dataset, abro e fecho colchetes e passo o select. Ele vai retornar todo mundo que tem motor à diesel. É bem fácil, bem simples. Também posso mostrar que você não precisa somente de uma condição. Você pode combinar informações. Por exemplo, caso eu queira motor à diesel e zero quilômetros.</text:p>
      <text:p text:style-name="P18">[04:17] Para fazer isso, vou abrir colchetes e colocar parênteses. Entre eles, vou colocar um &amp;. Nos parênteses, coloco as condições que eu quero.</text:p>
      <text:p text:style-name="P18">[05:30] Isso também é uma series booleana, onde teremos falso e verdadeiro. Outra forma muito elegante é usar o método query. Uso o dataset.query, vou abrir parênteses e colocar o nome da coluna que <text:soft-page-break/>quero fazer a query. Como tenho aspas simples por fora, tenho que colocar dentro aspas duplas. Agora, vamos usar o and ao invés do &amp;, coloco o nome da outra variável e igual igual a true. Ele vai retornar exatamente o que o outro cara retornou.</text:p>
      <text:p text:style-name="P18">[07:30] Se eu quisesse que a condição fosse um ou outro, usava o | ou o or. Era isso que eu queria mostrar em query para vocês.</text:p>
      <text:p text:style-name="Text_20_body"/>
      <text:h text:style-name="P16" text:outline-level="1">Iterando com DataFrames</text:h>
      <text:p text:style-name="Text_20_body"><text:line-break/><text:span text:style-name="T1">[00:00] Fazendo iterações com o data frame. Vou mostrar uma forma de fazer isso. Existem formas mais sofisticadas, mas como este é um curso básico achei melhor falar sobre aqui. Ela não tem um desempenho muito bom, mas as formas mais avançadas ficam para um curso mais avançado.</text:span></text:p>
      <text:p text:style-name="P18">[00:44] Estou usando o dataset que nós já conhecemos. Uma forma bem simples é usar o for item in dataset. Ele vai varrer e me mostrar os rótulos das colunas. Mas não é assim que fazemos. Existe um cara chamado iterrows. Ele cria uma lista com tuplas. Essa tupla tem duas informações dentro dela. Uma é o índice do dataframe. A outra é uma series contendo informações da linha. Consigo fazer acessos dentro desse cara.</text:p>
      <text:p text:style-name="P18">[02:48] Vamos criar um for com isso, fazendo o desempacotamento de tuplas. Primeiro, vem o index, depois as informações da linha, e por último o iterrows. Lembram no primeiro treinamento? Fizemos a quilometragem média. Vou criar uma condição já com tratamento de erro, porque vão existir divisões por zero. Coloco if 2019 menos a linha, acesso a informação ano. Fazendo essa conta e verificando se a conta é diferente de zero, posso calcular a quilometragem média. Calculo usando o dataset loc index, e jogo isso numa nova coluna quilometragem média que estou criando agora. Isso vai ser igual a linha, com a variável quilometragem, dividido pelo ano atual, menos ano de fabricação.</text:p>
      <text:p text:style-name="P18">[06:13] Existe a situação em que o carro tem idade zero. Se eu fizer essa conta, vou ter uma divisão por zero. Por isso, vou colocar um tratamento. Faço um else, dataset loc index quilometragem média vai ser igual a zero. Evito um erro assim.</text:p>
      <text:p text:style-name="P18"><text:soft-page-break/>[07:26] Era isso que eu queria mostrar de interação. Existem formas mais sofisticadas. Se esse dataset fosse muito grande iria ficar pesado, mas isso fica para um curso mais avançado.</text:p>
      <text:p text:style-name="Text_20_body"/>
      <text:h text:style-name="P16" text:outline-level="1">Tratamento de dados</text:h>
      <text:p text:style-name="Text_20_body"><text:line-break/><text:span text:style-name="T1">[00:00] Para fechar nosso treinamento de Pandas, vamos fazer tratamento de dados, que é uma parte muito importante para poder confiar nos resultados dos modelos. Eu estou usando o dataset que fizemos o import. Se ele não estiver na sua memória, faça o import.</text:span></text:p>
      <text:p text:style-name="P18">[00:33] Uma das formas de verificar informações no dataset de forma rápida é através do info. Por exemplo, eu vejo em cada variável quantas são nulas. Na quilometragem, só tenho 197 informações não nulas. Preciso investigar isso. Talvez eu consiga consertar.</text:p>
      <text:p text:style-name="P18">[01:31] O Pandas me oferece a possibilidade de selecionar quando as informações são nulas ou não. Identifico isso com o dataset.quilometragem.isna. Consigo uma series booleana em que se o valor for nulo, ele me mostra true. Já vimos como fazer seleções com isso, pode ser uma ferramenta interessante para verificarmos como está funcionando.</text:p>
      <text:p text:style-name="P18">[03:20] Como faço para substituir por um zero ou por um? Existe uma forma bem simples, usando dataset.fillna, passando no valor do na o zero. Ele vai me retornar esse cara com todo mundo preenchido com zero, mas se eu rodar de novo o dataset, ele volta, porque não fez a alteração. Só na visualização. Para que a alteração seja finalizada também preciso passar outro parâmetro, que é inplace, que configuro como true.</text:p>
      <text:p text:style-name="P18">[04:48] Quero agora ver se todo veículo zero quilometro igual a true está resolvido. Vou fazer um query, passar o zero km igual a true. Agora vejo todo mundo com zero quilômetros como true. Se eu fizer algum modelo, esses carros não vão ser eliminados da minha amostra.</text:p>
      <text:p text:style-name="P18">[05:38] Quero mostrar outra coisa para vocês. Vou fazer de novo aquele import. O dataset vai ser igual a pd.read.csv, passo o db.csv, sep igual a ponto e vírgula. Rodando isso, posso também se for da minha vontade usar outra ferramenta, que nos ajuda a eliminar esses caras. Eu chamo o dataset.dropna, uso o parâmetro subset e passo a <text:soft-page-break/>variável que quero que o na seja eliminado. Como fizemos lá em cima, uso inplace igual a true.</text:p>
      <text:p text:style-name="P18">[07:40] Eu analisei e mostrei uma abordagem. Mas também posso preencher esse registro nulo com alguma informação, se fizer sentido. Fechamos o Pandas. existem outros cursos mais avançados na Alura. É só você tocar em frent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Andale Mono', monospace"/>
    <style:font-face style:name="Lohit Devanagari1" svg:font-family="'Lohit Devanagari'"/>
    <style:font-face style:name="Open Sans" svg:font-family="'Open Sans', sans-serif"/>
    <style:font-face style:name="Source Serif Pro" svg:font-family="'Source Serif Pro', serif"/>
    <style:font-face style:name="Courier New" svg:font-family="'Courier New'" style:font-family-generic="modern" style:font-pitch="fixed"/>
    <style:font-face style:name="Liberation Mono" svg:font-family="'Liberation Mono'" style:font-family-generic="modern" style:font-pitch="fixed"/>
    <style:font-face style:name="Spranq eco sans" svg:font-family="'Spranq eco sans'" style:font-family-generic="roman" style:font-pitch="variable"/>
    <style:font-face style:name="Spranq eco sans1" svg:font-family="'Spranq eco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Spranq eco sans"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Spranq eco sans" fo:font-family="'Spranq eco sans'"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Spranq eco sans" fo:font-family="'Spranq eco sans'"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Spranq eco sans1" fo:font-family="'Spranq eco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3" style:display-name="Heading 3" style:family="paragraph" style:parent-style-name="Title"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2T13:03:37.780435975</meta:creation-date>
    <dc:date>2020-05-29T12:02:44.709657400</dc:date>
    <meta:editing-duration>PT9H3M49S</meta:editing-duration>
    <meta:editing-cycles>9</meta:editing-cycles>
    <meta:generator>LibreOffice/6.0.3.2$Linux_X86_64 LibreOffice_project/00m0$Build-2</meta:generator>
    <meta:document-statistic meta:table-count="0" meta:image-count="0" meta:object-count="0" meta:page-count="16" meta:paragraph-count="151" meta:word-count="4787" meta:character-count="28372" meta:non-whitespace-character-count="23703"/>
  </office:meta>
</office:document-meta>
</file>